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cb39" officeooo:paragraph-rsid="0006cb39"/>
    </style:style>
    <style:style style:name="P2" style:family="paragraph" style:parent-style-name="Standard">
      <style:text-properties officeooo:rsid="0006cb39" officeooo:paragraph-rsid="0006cb39"/>
    </style:style>
    <style:style style:name="P3" style:family="paragraph" style:parent-style-name="Standard">
      <style:text-properties fo:color="#ff0000" fo:font-size="36pt" officeooo:rsid="0007ed78" officeooo:paragraph-rsid="0007ed78" style:font-size-asian="36pt" style:language-asian="zh" style:country-asian="CN" style:font-size-complex="3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*</text:p>
      <text:p text:style-name="P3">任何文件都可以拷贝</text:p>
      <text:p text:style-name="P1"><text:tab/> * 使用字节流对图片文件进行拷贝</text:p>
      <text:p text:style-name="P1"><text:tab/> */</text:p>
      <text:p text:style-name="P1"><text:tab/>public static void main(String[] args) {</text:p>
      <text:p text:style-name="P1"><text:tab/><text:tab/>// TODO Auto-generated method stub</text:p>
      <text:p text:style-name="P1"><text:tab/><text:tab/>kaobei();</text:p>
      <text:p text:style-name="P1"><text:tab/>}</text:p>
      <text:p text:style-name="P1"><text:s text:c="3"/>public static void kaobei(){</text:p>
      <text:p text:style-name="P1"><text:tab/> <text:s text:c="2"/></text:p>
      <text:p text:style-name="P1"><text:tab/> <text:s text:c="2"/></text:p>
      <text:p text:style-name="P1"><text:tab/> <text:s text:c="2"/>//创建输入流</text:p>
      <text:p text:style-name="P1"><text:tab/> <text:s text:c="2"/>InputStream in=null;</text:p>
      <text:p text:style-name="P1"><text:tab/> //创建输出流</text:p>
      <text:p text:style-name="P1"><text:tab/> <text:s text:c="2"/>OutputStream out=null;</text:p>
      <text:p text:style-name="P1"><text:tab/> <text:s text:c="2"/>try {</text:p>
      <text:p text:style-name="P1"><text:tab/> <text:s text:c="3"/>in=new FileInputStream("F:/ps图片素材/b.jpg");</text:p>
      <text:p text:style-name="P1"><text:tab/> <text:s text:c="3"/>out=new FileOutputStream("F:/b.jpg");</text:p>
      <text:p text:style-name="P1"><text:tab/> <text:s text:c="3"/>byte[] by=new byte[38826];</text:p>
      <text:p text:style-name="P1"><text:tab/> <text:s text:c="3"/>int len=-1;</text:p>
      <text:p text:style-name="P1"><text:tab/> <text:s text:c="3"/>while((len=in.read(by))!=-1){</text:p>
      <text:p text:style-name="P1"><text:tab/> <text:s text:c="3"/><text:tab/>out.write(by);</text:p>
      <text:p text:style-name="P1"><text:tab/> <text:s text:c="3"/>}</text:p>
      <text:p text:style-name="P1"><text:tab/> <text:s text:c="3"/>out.flush();</text:p>
      <text:p text:style-name="P1"><text:tab/>} catch (FileNotFoundException e) {</text:p>
      <text:p text:style-name="P1"><text:tab/><text:tab/>// TODO Auto-generated catch block</text:p>
      <text:p text:style-name="P1"><text:tab/><text:tab/>e.printStackTrace();</text:p>
      <text:p text:style-name="P1"><text:tab/>}catch (IOException e){</text:p>
      <text:p text:style-name="P1"><text:tab/><text:tab/>e.printStackTrace();</text:p>
      <text:p text:style-name="P1"><text:tab/>}finally{</text:p>
      <text:p text:style-name="P1"><text:tab/><text:tab/>try {</text:p>
      <text:p text:style-name="P1"><text:tab/><text:tab/><text:tab/>if(out!=null)</text:p>
      <text:p text:style-name="P1"><text:tab/><text:tab/><text:tab/>out.close();</text:p>
      <text:p text:style-name="P1"><text:tab/><text:tab/><text:tab/>if(in!=null)</text:p>
      <text:p text:style-name="P1"><text:tab/><text:tab/><text:tab/><text:tab/>in.close();</text:p>
      <text:p text:style-name="P1"><text:tab/><text:tab/>} catch (IOException e) {</text:p>
      <text:p text:style-name="P1"><text:tab/><text:tab/><text:tab/>// TODO Auto-generated catch block</text:p>
      <text:p text:style-name="P1"><text:tab/><text:tab/><text:tab/>e.printStackTrace();</text:p>
      <text:p text:style-name="P1"><text:tab/><text:tab/>}</text:p>
      <text:p text:style-name="P1"><text:tab/>}</text:p>
      <text:p text:style-name="P1"><text:s text:c="3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7S</meta:editing-duration>
    <meta:editing-cycles>4</meta:editing-cycles>
    <meta:generator>LibreOffice/5.3.0.3$Windows_X86_64 LibreOffice_project/7074905676c47b82bbcfbea1aeefc84afe1c50e1</meta:generator>
    <dc:date>2017-12-29T11:14:23.839000000</dc:date>
    <meta:document-statistic meta:table-count="0" meta:image-count="0" meta:object-count="0" meta:page-count="1" meta:paragraph-count="42" meta:word-count="116" meta:character-count="770" meta:non-whitespace-character-count="612"/>
    <meta:user-defined meta:name="Info 1"/>
    <meta:user-defined meta:name="Info 2"/>
    <meta:user-defined meta:name="Info 3"/>
    <meta:user-defined meta:name="Info 4"/>
  </office:meta>
</office:document-meta>
</file>